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84in"/>
    </style:style>
    <style:style style:name="co3" style:family="table-column">
      <style:table-column-properties fo:break-before="auto" style:column-width="0.9673in"/>
    </style:style>
    <style:style style:name="co4" style:family="table-column">
      <style:table-column-properties fo:break-before="auto" style:column-width="0.6846in"/>
    </style:style>
    <style:style style:name="co5" style:family="table-column">
      <style:table-column-properties fo:break-before="auto" style:column-width="1.4543in"/>
    </style:style>
    <style:style style:name="co7" style:family="table-column">
      <style:table-column-properties fo:break-before="auto" style:column-width="0.910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e6e6ff" style:text-align-source="fix" style:repeat-content="false" style:shrink-to-fit="tru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style:shrink-to-fit="tru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fo:background-color="#c0c0c0" style:text-align-source="fix" style:repeat-content="false" style:shrink-to-fit="tru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shrink-to-fit="tru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background-color="#c0c0c0" style:text-align-source="fix" style:repeat-content="false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0" style:family="table-cell" style:parent-style-name="Default" style:data-style-name="N1">
      <style:table-cell-properties fo:background-color="#c0c0c0" style:text-align-source="fix" style:repeat-content="false"/>
      <style:paragraph-properties fo:text-align="center" fo:margin-left="0in"/>
      <style:text-properties style:font-name="Liberation Sans"/>
    </style:style>
    <style:style style:name="ce1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Liberation 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in" svg:height="3.5457in" svg:x="0in" svg:y="2.2in">
            <draw:object draw:notify-on-update-of-ranges="Sheet1.B2:Sheet1.B2 Sheet1.B3:Sheet1.B9 Sheet1.C2:Sheet1.C2 Sheet1.C3:Sheet1.C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7" table:number-columns-repeated="1020" table:default-cell-style-name="ce9"/>
        <table:table-row table:style-name="ro2">
          <table:table-cell table:style-name="ce1" office:value-type="string">
            <text:p>Cabinet-wise</text:p>
          </table:table-cell>
          <table:table-cell table:style-name="ce5" table:number-columns-repeated="2"/>
          <table:table-cell table:style-name="ce11"/>
          <table:table-cell table:number-columns-repeated="1020"/>
        </table:table-row>
        <table:table-row table:style-name="ro2">
          <table:table-cell table:style-name="ce2"/>
          <table:table-cell table:style-name="ce6" office:value-type="string">
            <text:p>Energy</text:p>
          </table:table-cell>
          <table:table-cell table:style-name="ce6" office:value-type="string">
            <text:p>Time</text:p>
          </table:table-cell>
          <table:table-cell table:style-name="ce12" office:value-type="string">
            <text:p>Average Power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7" office:value-type="float" office:value="22.57">
            <text:p>22.57</text:p>
          </table:table-cell>
          <table:table-cell table:style-name="ce7" office:value-type="float" office:value="1783">
            <text:p>1783</text:p>
          </table:table-cell>
          <table:table-cell office:value-type="float" office:value="12658.52278">
            <text:p>12658.52278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7" office:value-type="float" office:value="22.18">
            <text:p>22.18</text:p>
          </table:table-cell>
          <table:table-cell table:style-name="ce7" office:value-type="float" office:value="1762">
            <text:p>1762</text:p>
          </table:table-cell>
          <table:table-cell office:value-type="float" office:value="12586.40833">
            <text:p>12586.40833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7" office:value-type="float" office:value="24.32">
            <text:p>24.32</text:p>
          </table:table-cell>
          <table:table-cell table:style-name="ce7" office:value-type="float" office:value="1342">
            <text:p>1342</text:p>
          </table:table-cell>
          <table:table-cell office:value-type="float" office:value="18122.01417">
            <text:p>18122.01417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7" office:value-type="float" office:value="24.2">
            <text:p>24.2</text:p>
          </table:table-cell>
          <table:table-cell table:style-name="ce7" office:value-type="float" office:value="1346">
            <text:p>1346</text:p>
          </table:table-cell>
          <table:table-cell office:value-type="float" office:value="17979.61083">
            <text:p>17979.61083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7" office:value-type="float" office:value="24.03">
            <text:p>24.03</text:p>
          </table:table-cell>
          <table:table-cell table:style-name="ce7" office:value-type="float" office:value="1330">
            <text:p>1330</text:p>
          </table:table-cell>
          <table:table-cell office:value-type="float" office:value="18065.45167">
            <text:p>18065.45167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7" office:value-type="float" office:value="23.96">
            <text:p>23.96</text:p>
          </table:table-cell>
          <table:table-cell table:style-name="ce7" office:value-type="float" office:value="1333">
            <text:p>1333</text:p>
          </table:table-cell>
          <table:table-cell office:value-type="float" office:value="17973.02833">
            <text:p>17973.02833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7" office:value-type="float" office:value="47.97">
            <text:p>47.97</text:p>
          </table:table-cell>
          <table:table-cell table:style-name="ce7" office:value-type="float" office:value="2665">
            <text:p>2665</text:p>
          </table:table-cell>
          <table:table-cell office:value-type="float" office:value="17997.57815">
            <text:p>17997.57815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Average Ivy 1d</text:p>
          </table:table-cell>
          <table:table-cell table:style-name="ce8" table:formula="of:=AVERAGE([.B3:.B4])" office:value-type="float" office:value="22.375">
            <text:p>22.38</text:p>
          </table:table-cell>
          <table:table-cell table:style-name="ce10" table:formula="of:=AVERAGE([.C3:.C4])" office:value-type="float" office:value="1772.5">
            <text:p>1773</text:p>
          </table:table-cell>
          <table:table-cell table:style-name="ce13" table:formula="of:=AVERAGE([.D3:.D4])" office:value-type="float" office:value="12622.465555">
            <text:p>12622.465555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Average Xeon 1d</text:p>
          </table:table-cell>
          <table:table-cell table:style-name="ce8" table:formula="of:=AVERAGE([.B5:.B8])" office:value-type="float" office:value="24.1275">
            <text:p>24.13</text:p>
          </table:table-cell>
          <table:table-cell table:style-name="ce10" table:formula="of:=AVERAGE([.C5:.C8])" office:value-type="float" office:value="1337.75">
            <text:p>1338</text:p>
          </table:table-cell>
          <table:table-cell table:style-name="ce13" table:formula="of:=AVERAGE([.D5:.D8])" office:value-type="float" office:value="18035.02625">
            <text:p>18035.02625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harles</meta:initial-creator>
    <meta:creation-date>2014-04-09T10:59:22</meta:creation-date>
    <dc:date>2014-04-24T00:09:01</dc:date>
    <dc:creator>Joseph Charles</dc:creator>
    <meta:editing-duration>PT2H7M28S</meta:editing-duration>
    <meta:editing-cycles>14</meta:editing-cycles>
    <meta:generator>LibreOffice/3.5$Linux_X86_64 LibreOffice_project/350m1$Build-2</meta:gener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ffffff"/>
      <style:text-properties fo:font-size="12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0" chart:maximum="50" chart:interval-major="1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0" chart:maximum="3500" chart:interval-major="7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chart:label-position="top"/>
      <style:graphic-properties draw:stroke="none" draw:fill-color="#0084d1" dr3d:edge-rounding="5%"/>
      <style:text-properties fo:font-size="10pt" fo:font-weight="bold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chart:label-position="top"/>
      <style:graphic-properties draw:stroke="none" draw:fill-color="#c0c0c0" dr3d:edge-rounding="5%"/>
      <style:text-properties fo:font-size="10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chart:legend-position="top" svg:x="6.215cm" svg:y="0.68cm" style:legend-expansion="wide" chart:style-name="ch2"/>
        <chart:plot-area chart:style-name="ch3" table:cell-range-address="Sheet1.B2:Sheet1.C9" chart:data-source-has-labels="row" svg:x="1.325cm" svg:y="0.804cm" svg:width="13.188cm" svg:height="7.55cm">
          <chartooo:coordinate-region svg:x="1.946cm" svg:y="1.003cm" svg:width="11.574cm" svg:height="7.152cm"/>
          <chart:axis chart:dimension="x" chart:name="primary-x" chart:style-name="ch4"/>
          <chart:axis chart:dimension="y" chart:name="primary-y" chart:style-name="ch5">
            <chart:title svg:x="0.301cm" svg:y="6.878cm" chart:style-name="ch6">
              <text:p>Energy-to-Solution (MJ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33cm" svg:y="6.507cm" chart:style-name="ch6">
              <text:p>Time-to-Solution (s)</text:p>
            </chart:title>
          </chart:axis>
          <chart:series chart:attached-axis="primary-y" chart:style-name="ch10" chart:values-cell-range-address="Sheet1.B3:Sheet1.B9" chart:label-cell-address="Sheet1.B2:Sheet1.B2" chart:class="chart:bar">
            <chart:data-point chart:repeated="7"/>
          </chart:series>
          <chart:series chart:attached-axis="secondary-y" chart:style-name="ch11" chart:values-cell-range-address="Sheet1.C3:Sheet1.C9" chart:label-cell-address="Sheet1.C2:Sheet1.C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  <draw:g>
                  <svg:desc>Sheet1.B2:Sheet1.B2</svg:desc>
                </draw:g>
              </table:table-cell>
              <table:table-cell office:value-type="string">
                <text:p>Tim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57">
                <text:p>22.57</text:p>
                <draw:g>
                  <svg:desc>Sheet1.B3:Sheet1.B9</svg:desc>
                </draw:g>
              </table:table-cell>
              <table:table-cell office:value-type="float" office:value="1783">
                <text:p>1783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18">
                <text:p>22.18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32">
                <text:p>24.32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2">
                <text:p>24.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03">
                <text:p>24.0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96">
                <text:p>23.96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97">
                <text:p>47.97</text:p>
              </table:table-cell>
              <table:table-cell office:value-type="float" office:value="2665">
                <text:p>2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